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2" style:parent-style-name="Absatz-Standardschriftart" style:family="text">
      <style:text-properties fo:color="#800000"/>
    </style:style>
    <style:style style:name="T3" style:parent-style-name="Absatz-Standardschriftart" style:family="text">
      <style:text-properties fo:color="#800000" style:text-underline-type="single" style:text-underline-style="solid" style:text-underline-width="auto" style:text-underline-mode="continuous"/>
    </style:style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T9" style:parent-style-name="Absatz-Standardschriftart" style:family="text">
      <style:text-properties fo:color="#800000"/>
    </style:style>
    <style:style style:name="T10" style:parent-style-name="Absatz-Standardschriftart" style:family="text">
      <style:text-properties fo:color="#800000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indent="0.4923in"/>
    </style:style>
    <style:style style:name="P12" style:parent-style-name="Standard" style:family="paragraph">
      <style:paragraph-properties fo:margin-left="0.4923in" fo:text-indent="0.4923in">
        <style:tab-stops/>
      </style:paragraph-properties>
    </style:style>
    <style:style style:name="P13" style:parent-style-name="Standard" style:family="paragraph">
      <style:paragraph-properties fo:text-indent="0.4923in"/>
    </style:style>
    <style:style style:name="P14" style:parent-style-name="Standard" style:family="paragraph">
      <style:paragraph-properties fo:text-indent="0.4923in"/>
    </style:style>
    <style:style style:name="P15" style:parent-style-name="Standard" style:family="paragraph">
      <style:paragraph-properties fo:text-indent="0.4923in"/>
    </style:style>
    <style:style style:name="P16" style:parent-style-name="Standard" style:family="paragraph">
      <style:text-properties fo:color="#800000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color="#800000" style:text-underline-type="single" style:text-underline-style="solid" style:text-underline-width="auto" style:text-underline-mode="continuous"/>
    </style:style>
    <style:style style:name="T18" style:parent-style-name="Absatz-Standardschriftart" style:family="text">
      <style:text-properties style:font-name-asian="Times New Roman" style:font-name-complex="Times New Roman"/>
    </style:style>
    <style:style style:name="T19" style:parent-style-name="Absatz-Standardschriftart" style:family="text">
      <style:text-properties style:font-name-asian="Times New Roman" style:font-name-complex="Times New Roman"/>
    </style:style>
    <style:style style:name="P20" style:parent-style-name="Listenabsatz" style:family="paragraph"/>
    <style:style style:name="P21" style:parent-style-name="Textbody" style:family="paragraph">
      <style:paragraph-properties fo:margin-left="2.4618in" fo:text-indent="0.4923in">
        <style:tab-stops/>
      </style:paragraph-properties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Textbody" style:family="paragraph">
      <style:paragraph-properties fo:margin-left="2.4618in" fo:text-indent="0.4923in">
        <style:tab-stops/>
      </style:paragraph-properties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>
      <style:paragraph-properties>
        <style:tab-stops>
          <style:tab-stop style:type="left" style:position="2.875in"/>
        </style:tab-stops>
      </style:paragraph-properties>
    </style:style>
    <style:style style:name="T26" style:parent-style-name="Absatz-Standardschriftart" style:family="text">
      <style:text-properties fo:color="#FF0000"/>
    </style:style>
    <style:style style:name="T27" style:parent-style-name="Absatz-Standardschriftart" style:family="text">
      <style:text-properties fo:color="#FF0000"/>
    </style:style>
    <style:style style:name="T28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9" style:parent-style-name="Absatz-Standardschriftart" style:family="text">
      <style:text-properties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30" style:parent-style-name="Absatz-Standardschriftart" style:family="text">
      <style:text-properties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34" style:family="table-column">
      <style:table-column-properties style:column-width="2.7652in" style:use-optimal-column-width="false"/>
    </style:style>
    <style:style style:name="TableColumn35" style:family="table-column">
      <style:table-column-properties style:column-width="0.8902in" style:use-optimal-column-width="false"/>
    </style:style>
    <style:style style:name="TableColumn36" style:family="table-column">
      <style:table-column-properties style:column-width="3.1243in" style:use-optimal-column-width="false"/>
    </style:style>
    <style:style style:name="Table33" style:family="table">
      <style:table-properties style:width="6.7798in" fo:margin-left="-0.0868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T46" style:parent-style-name="Absatz-Standardschriftart" style:family="text">
      <style:text-properties fo:color="#800000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49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1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4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5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6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7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8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P59" style:parent-style-name="TableContents" style:family="paragraph">
      <style:paragraph-properties fo:text-align="center"/>
      <style:text-properties fo:font-weight="bold" style:font-weight-asian="bold" style:font-weight-complex="bold" fo:color="#800000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T61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6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63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64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66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T68" style:parent-style-name="Absatz-Standardschriftart" style:family="text">
      <style:text-properties style:language-asian="de" style:country-asian="DE" style:language-complex="ar" style:country-complex="SA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T72" style:parent-style-name="Absatz-Standardschriftart" style:family="text">
      <style:text-properties fo:font-weight="bold" style:font-weight-asian="bold" style:font-weight-complex="bold" style:language-asian="de" style:country-asian="DE" style:language-complex="ar" style:country-complex="SA"/>
    </style:style>
    <style:style style:name="T73" style:parent-style-name="Absatz-Standardschriftart" style:family="text">
      <style:text-properties fo:font-weight="bold" style:font-weight-asian="bold" style:font-weight-complex="bold" style:language-asian="de" style:country-asian="DE" style:language-complex="ar" style:country-complex="SA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76" style:family="table-column">
      <style:table-column-properties style:column-width="3.3465in" style:use-optimal-column-width="false"/>
    </style:style>
    <style:style style:name="TableColumn77" style:family="table-column">
      <style:table-column-properties style:column-width="3.3465in" style:use-optimal-column-width="false"/>
    </style:style>
    <style:style style:name="Table75" style:family="table">
      <style:table-properties style:width="6.693in" fo:margin-left="-0.0069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P81" style:parent-style-name="TableContents" style:family="paragraph">
      <style:paragraph-properties fo:text-align="center"/>
    </style:style>
    <style:style style:name="P82" style:parent-style-name="TableContents" style:family="paragraph">
      <style:paragraph-properties fo:text-align="center"/>
    </style:style>
    <style:style style:name="P83" style:parent-style-name="TableContents" style:family="paragraph">
      <style:paragraph-properties fo:text-align="center"/>
    </style:style>
    <style:style style:name="P84" style:parent-style-name="TableContents" style:family="paragraph">
      <style:paragraph-properties fo:text-align="center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P88" style:parent-style-name="TableContents" style:family="paragraph">
      <style:paragraph-properties fo:text-align="center"/>
    </style:style>
    <style:style style:name="P89" style:parent-style-name="TableContents" style:family="paragraph">
      <style:paragraph-properties fo:text-align="center"/>
    </style:style>
    <style:style style:name="P90" style:parent-style-name="TableContents" style:family="paragraph">
      <style:paragraph-properties fo:text-align="center"/>
    </style:style>
    <style:style style:name="P91" style:parent-style-name="TableContents" style:family="paragraph">
      <style:paragraph-properties fo:text-align="center"/>
    </style:style>
    <style:style style:name="P92" style:parent-style-name="TableContents" style:family="paragraph">
      <style:paragraph-properties fo:text-align="center"/>
    </style:style>
    <style:style style:name="P93" style:parent-style-name="TableContents" style:family="paragraph">
      <style:paragraph-properties fo:text-align="center"/>
    </style:style>
    <style:style style:name="P94" style:parent-style-name="TableContents" style:family="paragraph">
      <style:paragraph-properties fo:text-align="center"/>
    </style:style>
    <style:style style:name="P95" style:parent-style-name="TableContents" style:family="paragraph">
      <style:paragraph-properties fo:text-align="center"/>
    </style:style>
    <style:style style:name="T9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9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ableColumn99" style:family="table-column">
      <style:table-column-properties style:column-width="1.6354in" style:use-optimal-column-width="false"/>
    </style:style>
    <style:style style:name="TableColumn100" style:family="table-column">
      <style:table-column-properties style:column-width="1.6354in" style:use-optimal-column-width="false"/>
    </style:style>
    <style:style style:name="Table98" style:family="table">
      <style:table-properties style:width="3.2708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P107" style:parent-style-name="TableContents" style:family="paragraph">
      <style:paragraph-properties fo:text-align="center"/>
    </style:style>
    <style:style style:name="P108" style:parent-style-name="TableContents" style:family="paragraph">
      <style:paragraph-properties fo:text-align="center"/>
    </style:style>
    <style:style style:name="P109" style:parent-style-name="TableContents" style:family="paragraph">
      <style:paragraph-properties fo:text-align="center"/>
    </style:style>
    <style:style style:name="P110" style:parent-style-name="TableContents" style:family="paragraph">
      <style:paragraph-properties fo:text-align="center"/>
    </style:style>
    <style:style style:name="P111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15" style:parent-style-name="Absatz-Standardschriftart" style:family="text">
      <style:text-properties fo:font-weight="bold" style:font-weight-asian="bold" style:font-weight-complex="bold" style:language-asian="de" style:country-asian="DE" style:language-complex="ar" style:country-complex="SA"/>
    </style:style>
    <style:style style:name="T116" style:parent-style-name="Absatz-Standardschriftart" style:family="text">
      <style:text-properties fo:font-weight="bold" style:font-weight-asian="bold" style:font-weight-complex="bold" style:language-asian="de" style:country-asian="DE" style:language-complex="ar" style:country-complex="SA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ableColumn119" style:family="table-column">
      <style:table-column-properties style:column-width="3.3465in" style:use-optimal-column-width="false"/>
    </style:style>
    <style:style style:name="TableColumn120" style:family="table-column">
      <style:table-column-properties style:column-width="3.3465in" style:use-optimal-column-width="false"/>
    </style:style>
    <style:style style:name="Table118" style:family="table">
      <style:table-properties style:width="6.693in" fo:margin-left="-0.0069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24" style:parent-style-name="TableContents" style:family="paragraph">
      <style:paragraph-properties fo:text-align="center"/>
    </style:style>
    <style:style style:name="T12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26" style:parent-style-name="TableContents" style:family="paragraph">
      <style:paragraph-properties fo:text-align="center"/>
    </style:style>
    <style:style style:name="T12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28" style:parent-style-name="TableContents" style:family="paragraph">
      <style:paragraph-properties fo:text-align="center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32" style:parent-style-name="TableContents" style:family="paragraph">
      <style:paragraph-properties fo:text-align="center"/>
    </style:style>
    <style:style style:name="T13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34" style:parent-style-name="TableContents" style:family="paragraph">
      <style:paragraph-properties fo:text-align="center"/>
    </style:style>
    <style:style style:name="T13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36" style:parent-style-name="TableContents" style:family="paragraph">
      <style:paragraph-properties fo:text-align="center"/>
    </style:style>
    <style:style style:name="P137" style:parent-style-name="TableContents" style:family="paragraph">
      <style:paragraph-properties fo:text-align="center"/>
    </style:style>
    <style:style style:name="P138" style:parent-style-name="TableContents" style:family="paragraph">
      <style:paragraph-properties fo:text-align="center"/>
    </style:style>
    <style:style style:name="P139" style:parent-style-name="TableContents" style:family="paragraph">
      <style:paragraph-properties fo:text-align="center"/>
    </style:style>
    <style:style style:name="P140" style:parent-style-name="TableContents" style:family="paragraph">
      <style:paragraph-properties fo:text-align="center"/>
    </style:style>
    <style:style style:name="P141" style:parent-style-name="TableContents" style:family="paragraph">
      <style:paragraph-properties fo:text-align="center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T14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4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4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46" style:parent-style-name="Absatz-Standardschriftart" style:family="text">
      <style:text-properties style:language-asian="de" style:country-asian="DE" style:language-complex="ar" style:country-complex="SA"/>
    </style:style>
    <style:style style:name="P147" style:parent-style-name="Standard" style:family="paragraph">
      <style:text-properties fo:font-style="italic" style:font-style-asian="italic" style:font-style-complex="italic"/>
    </style:style>
    <style:style style:name="P148" style:parent-style-name="Standard" style:family="paragraph">
      <style:text-properties fo:font-style="italic" style:font-style-asian="italic" style:font-style-complex="italic"/>
    </style:style>
    <style:style style:name="P149" style:parent-style-name="Textbody" style:family="paragraph">
      <style:text-properties fo:font-weight="bold" style:font-weight-asian="bold" style:font-weight-complex="bold"/>
    </style:style>
    <style:style style:name="T15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51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5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5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ableColumn155" style:family="table-column">
      <style:table-column-properties style:column-width="3.3465in" style:use-optimal-column-width="false"/>
    </style:style>
    <style:style style:name="TableColumn156" style:family="table-column">
      <style:table-column-properties style:column-width="3.3465in" style:use-optimal-column-width="false"/>
    </style:style>
    <style:style style:name="Table154" style:family="table">
      <style:table-properties style:width="6.693in" fo:margin-left="-0.0069in" table:align="left"/>
    </style:style>
    <style:style style:name="TableRow157" style:family="table-row">
      <style:table-row-properties style:min-row-height="1.3638in" style:use-optimal-row-height="false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end"/>
    </style:style>
    <style:style style:name="T16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61" style:parent-style-name="TableContents" style:family="paragraph">
      <style:paragraph-properties fo:text-align="center"/>
    </style:style>
    <style:style style:name="T16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6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6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65" style:parent-style-name="TableContents" style:family="paragraph">
      <style:paragraph-properties fo:text-align="center"/>
    </style:style>
    <style:style style:name="T16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67" style:parent-style-name="Absatz-Standardschriftart" style:family="text">
      <style:text-properties style:text-underline-type="double" style:text-underline-style="solid" style:text-underline-width="auto" style:text-underline-mode="continuous"/>
    </style:style>
    <style:style style:name="T168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69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70" style:parent-style-name="TableContents" style:family="paragraph">
      <style:paragraph-properties fo:text-align="center"/>
    </style:style>
    <style:style style:name="P171" style:parent-style-name="TableContents" style:family="paragraph">
      <style:paragraph-properties fo:text-align="center"/>
    </style:style>
    <style:style style:name="P172" style:parent-style-name="TableContents" style:family="paragraph">
      <style:paragraph-properties fo:text-align="center"/>
    </style:style>
    <style:style style:name="P173" style:parent-style-name="TableContents" style:family="paragraph">
      <style:paragraph-properties fo:text-align="center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="none" style:writing-mode="lr-tb" fo:padding-top="0.0381in" fo:padding-left="0.0381in" fo:padding-bottom="0.0381in" fo:padding-right="0.0381in"/>
    </style:style>
    <style:style style:name="T17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77" style:parent-style-name="TableContents" style:family="paragraph">
      <style:paragraph-properties fo:text-align="center"/>
    </style:style>
    <style:style style:name="T178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79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8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181" style:parent-style-name="TableContents" style:family="paragraph">
      <style:paragraph-properties fo:text-align="center"/>
    </style:style>
    <style:style style:name="P182" style:parent-style-name="TableContents" style:family="paragraph">
      <style:paragraph-properties fo:text-align="center"/>
    </style:style>
    <style:style style:name="P183" style:parent-style-name="Textbody" style:family="paragraph">
      <style:text-properties fo:font-weight="bold" style:font-weight-asian="bold" style:font-weight-complex="bold"/>
    </style:style>
    <style:style style:name="P184" style:parent-style-name="Standard" style:family="paragraph"/>
    <style:style style:name="P185" style:parent-style-name="Standard" style:family="paragraph"/>
    <style:style style:name="P186" style:parent-style-name="Standard" style:family="paragraph"/>
    <style:style style:name="P187" style:parent-style-name="Standard" style:family="paragraph"/>
    <style:style style:name="P188" style:parent-style-name="Standard" style:family="paragraph"/>
    <style:style style:name="P189" style:parent-style-name="Standard" style:family="paragraph"/>
    <style:style style:name="P190" style:parent-style-name="Standard" style:family="paragraph">
      <style:text-properties fo:font-weight="bold" style:font-weight-asian="bold" style:font-weight-complex="bold"/>
    </style:style>
    <style:style style:name="P191" style:parent-style-name="Standard" style:family="paragraph"/>
    <style:style style:name="P192" style:parent-style-name="Standard" style:family="paragraph"/>
    <style:style style:name="P1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4" style:parent-style-name="Standard" style:family="paragraph"/>
    <style:style style:name="P195" style:parent-style-name="Standard" style:family="paragraph"/>
    <style:style style:name="P196" style:parent-style-name="Standard" style:family="paragraph"/>
    <style:style style:name="P197" style:parent-style-name="Standard" style:family="paragraph"/>
    <style:style style:name="P198" style:parent-style-name="Standard" style:family="paragraph"/>
    <style:style style:name="P199" style:parent-style-name="Standard" style:family="paragraph"/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paragraph-properties fo:text-align="center"/>
    </style:style>
    <style:style style:name="T202" style:parent-style-name="Absatz-Standardschriftart" style:family="text">
      <style:text-properties style:language-asian="de" style:country-asian="DE" style:language-complex="ar" style:country-complex="SA"/>
    </style:style>
    <style:style style:name="P203" style:parent-style-name="Standard" style:family="paragraph">
      <style:paragraph-properties fo:text-align="center"/>
    </style:style>
    <style:style style:name="T204" style:parent-style-name="Absatz-Standardschriftart" style:family="text">
      <style:text-properties style:language-asian="de" style:country-asian="DE" style:language-complex="ar" style:country-complex="SA"/>
    </style:style>
    <style:style style:name="P205" style:parent-style-name="Standard" style:family="paragraph">
      <style:paragraph-properties fo:text-align="center"/>
    </style:style>
    <style:style style:name="TableColumn207" style:family="table-column">
      <style:table-column-properties style:column-width="3.3465in" style:use-optimal-column-width="false"/>
    </style:style>
    <style:style style:name="TableColumn208" style:family="table-column">
      <style:table-column-properties style:column-width="3.3465in" style:use-optimal-column-width="false"/>
    </style:style>
    <style:style style:name="Table206" style:family="table">
      <style:table-properties style:width="6.693in" fo:margin-left="-0.0069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12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13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Cell214" style:family="table-cell">
      <style:table-cell-properties fo:border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16" style:parent-style-name="TableContents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17" style:parent-style-name="TableContents" style:family="paragraph">
      <style:paragraph-properties fo:text-align="center"/>
    </style:style>
    <style:style style:name="P218" style:parent-style-name="Standard" style:family="paragraph">
      <style:paragraph-properties fo:text-align="center"/>
    </style:style>
    <style:style style:name="T219" style:parent-style-name="Absatz-Standardschriftart" style:family="text">
      <style:text-properties style:language-asian="de" style:country-asian="DE" style:language-complex="ar" style:country-complex="SA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</style:style>
    <style:style style:name="P222" style:parent-style-name="Standard" style:family="paragraph">
      <style:paragraph-properties fo:text-align="center"/>
    </style:style>
    <style:style style:name="T22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224" style:parent-style-name="Standard" style:family="paragraph">
      <style:paragraph-properties fo:text-align="center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T227" style:parent-style-name="Absatz-Standardschriftart" style:family="text">
      <style:text-properties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-asian="Times New Roman" style:font-name-complex="Times New Roman"/>
    </style:style>
    <style:style style:name="T229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30" style:parent-style-name="Absatz-Standardschriftart" style:family="text">
      <style:text-properties fo:font-size="10.5pt" style:font-size-asian="10.5pt" style:text-underline-type="single" style:text-underline-style="wave" style:text-underline-width="auto" style:text-underline-mode="continuous"/>
    </style:style>
    <style:style style:name="T231" style:parent-style-name="Absatz-Standardschriftart" style:family="text">
      <style:text-properties style:text-underline-type="double" style:text-underline-style="solid" style:text-underline-width="auto" style:text-underline-mode="continuous"/>
    </style:style>
    <style:style style:name="T232" style:parent-style-name="Absatz-Standardschriftart" style:family="text">
      <style:text-properties style:text-underline-type="single" style:text-underline-style="wave" style:text-underline-width="auto" style:text-underline-mode="continuous"/>
    </style:style>
    <style:style style:name="T233" style:parent-style-name="Absatz-Standardschriftart" style:family="text">
      <style:text-properties style:font-name-asian="Times New Roman" style:font-name-complex="Times New Roman"/>
    </style:style>
    <style:style style:name="T234" style:parent-style-name="Absatz-Standardschriftart" style:family="text">
      <style:text-properties style:font-name-asian="Times New Roman" style:font-name-complex="Times New Roman"/>
    </style:style>
    <style:style style:name="P235" style:parent-style-name="Standard" style:family="paragraph">
      <style:text-properties style:font-name-asian="Times New Roman" style:font-name-complex="Times New Roman"/>
    </style:style>
    <style:style style:name="P236" style:parent-style-name="Standard" style:family="paragraph">
      <style:text-properties style:font-name-asian="Times New Roman" style:font-name-complex="Times New Roman"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style:font-name-asian="Times New Roman" style:font-name-complex="Times New Roman" style:text-underline-type="single" style:text-underline-style="solid" style:text-underline-width="auto" style:text-underline-mode="continuous"/>
    </style:style>
    <style:style style:name="P238" style:parent-style-name="Standard" style:family="paragraph">
      <style:text-properties style:font-name-asian="Times New Roman" style:font-name-complex="Times New Roman"/>
    </style:style>
    <style:style style:name="T239" style:parent-style-name="Absatz-Standardschriftart" style:family="text">
      <style:text-properties style:font-name-asian="Times New Roman" style:font-name-complex="Times New Roman"/>
    </style:style>
    <style:style style:name="T240" style:parent-style-name="Absatz-Standardschriftart" style:family="text">
      <style:text-properties style:font-name-asian="Times New Roman" style:font-name-complex="Times New Roman" style:text-underline-type="double" style:text-underline-style="solid" style:text-underline-width="auto" style:text-underline-mode="continuous"/>
    </style:style>
    <style:style style:name="T241" style:parent-style-name="Absatz-Standardschriftart" style:family="text">
      <style:text-properties style:font-name-asian="Times New Roman" style:font-name-complex="Times New Roman"/>
    </style:style>
    <style:style style:name="P242" style:parent-style-name="Standard" style:family="paragraph">
      <style:text-properties style:font-name-asian="Times New Roman" style:font-name-complex="Times New Roman"/>
    </style:style>
    <style:style style:name="P243" style:parent-style-name="Standard" style:family="paragraph">
      <style:text-properties style:font-name-asian="Times New Roman" style:font-name-complex="Times New Roman"/>
    </style:style>
    <style:style style:name="P244" style:parent-style-name="Standard" style:family="paragraph">
      <style:text-properties style:font-name-asian="Times New Roman" style:font-name-complex="Times New Roman"/>
    </style:style>
    <style:style style:name="P245" style:parent-style-name="Standard" style:family="paragraph">
      <style:text-properties style:font-name-asian="Times New Roman" style:font-name-complex="Times New Roman"/>
    </style:style>
    <style:style style:name="T246" style:parent-style-name="Absatz-Standardschriftart" style:family="text">
      <style:text-properties style:font-name-asian="Times New Roman" style:font-name-complex="Times New Roman" style:text-underline-type="single" style:text-underline-style="solid" style:text-underline-width="auto" style:text-underline-mode="continuous"/>
    </style:style>
    <style:style style:name="T247" style:parent-style-name="Absatz-Standardschriftart" style:family="text">
      <style:text-properties style:font-name-asian="Times New Roman" style:font-name-complex="Times New Roman"/>
    </style:style>
    <style:style style:name="P248" style:parent-style-name="Standard" style:family="paragraph">
      <style:text-properties style:font-name-asian="Times New Roman" style:font-name-complex="Times New Roman" style:text-underline-type="single" style:text-underline-style="solid" style:text-underline-width="auto" style:text-underline-mode="continuous"/>
    </style:style>
    <style:style style:name="P249" style:parent-style-name="Standard" style:family="paragraph"/>
    <style:style style:name="T250" style:parent-style-name="Absatz-Standardschriftart" style:family="text">
      <style:text-properties style:font-name-asian="Times New Roman" style:font-name-complex="Times New Roman"/>
    </style:style>
    <style:style style:name="T251" style:parent-style-name="Absatz-Standardschriftart" style:family="text">
      <style:text-properties style:font-name-asian="Times New Roman" style:font-name-complex="Times New Roman" fo:color="#FF0000"/>
    </style:style>
    <style:style style:name="P252" style:parent-style-name="Standard" style:family="paragraph"/>
    <style:style style:name="T253" style:parent-style-name="Absatz-Standardschriftart" style:family="text">
      <style:text-properties style:font-name-asian="Times New Roman" style:font-name-complex="Times New Roman"/>
    </style:style>
    <style:style style:name="T254" style:parent-style-name="Absatz-Standardschriftart" style:family="text">
      <style:text-properties style:font-name-asian="Times New Roman" style:font-name-complex="Times New Roman" fo:color="#FF0000"/>
    </style:style>
    <style:style style:name="T255" style:parent-style-name="Absatz-Standardschriftart" style:family="text">
      <style:text-properties style:font-name-asian="Times New Roman" style:font-name-complex="Times New Roman"/>
    </style:style>
    <style:style style:name="P256" style:parent-style-name="Standard" style:family="paragraph">
      <style:text-properties style:font-name-asian="Times New Roman" style:font-name-complex="Times New Roman"/>
    </style:style>
    <style:style style:name="P257" style:parent-style-name="Standard" style:family="paragraph">
      <style:text-properties style:font-name-asian="Times New Roman" style:font-name-complex="Times New Roman"/>
    </style:style>
    <style:style style:name="P258" style:parent-style-name="Standard" style:family="paragraph">
      <style:text-properties style:font-name-asian="Times New Roman" style:font-name-complex="Times New Roman"/>
    </style:style>
    <style:style style:name="P259" style:parent-style-name="Standard" style:family="paragraph">
      <style:text-properties style:font-name-asian="Times New Roman" style:font-name-complex="Times New Roman"/>
    </style:style>
    <style:style style:name="P260" style:parent-style-name="Standard" style:family="paragraph">
      <style:text-properties style:font-name-asian="Times New Roman" style:font-name-complex="Times New Roman"/>
    </style:style>
    <style:style style:name="P261" style:parent-style-name="Standard" style:family="paragraph">
      <style:text-properties style:font-name-asian="Times New Roman" style:font-name-complex="Times New Roman"/>
    </style:style>
    <style:style style:name="T262" style:parent-style-name="Absatz-Standardschriftart" style:family="text">
      <style:text-properties style:font-name-asian="Times New Roman" style:font-name-complex="Times New Roman" style:text-underline-type="single" style:text-underline-style="solid" style:text-underline-width="auto" style:text-underline-mode="continuous"/>
    </style:style>
    <style:style style:name="T263" style:parent-style-name="Absatz-Standardschriftart" style:family="text">
      <style:text-properties style:font-name-asian="Times New Roman" style:font-name-complex="Times New Roman"/>
    </style:style>
    <style:style style:name="P264" style:parent-style-name="Standard" style:family="paragraph">
      <style:text-properties style:font-name-asian="Times New Roman" style:font-name-complex="Times New Roman"/>
    </style:style>
    <style:style style:name="P265" style:parent-style-name="Standard" style:family="paragraph">
      <style:text-properties style:font-name-asian="Times New Roman" style:font-name-complex="Times New Roman"/>
    </style:style>
    <style:style style:name="P266" style:parent-style-name="Standard" style:family="paragraph">
      <style:text-properties style:font-name-asian="Times New Roman" style:font-name-complex="Times New Roman"/>
    </style:style>
    <style:style style:name="P267" style:parent-style-name="Standard" style:family="paragraph">
      <style:text-properties style:font-name-asian="Times New Roman" style:font-name-complex="Times New Roman"/>
    </style:style>
    <style:style style:name="P268" style:parent-style-name="Standard" style:family="paragraph">
      <style:text-properties style:font-name-asian="Times New Roman" style:font-name-complex="Times New Roman"/>
    </style:style>
    <style:style style:name="T269" style:parent-style-name="Absatz-Standardschriftart" style:family="text">
      <style:text-properties style:font-name-asian="Times New Roman" style:font-name-complex="Times New Roman" style:language-asian="de" style:country-asian="DE" style:language-complex="ar" style:country-complex="SA"/>
    </style:style>
    <style:style style:name="T270" style:parent-style-name="Absatz-Standardschriftart" style:family="text">
      <style:text-properties style:font-name-asian="Times New Roman" style:font-name-complex="Times New Roman" style:language-asian="de" style:country-asian="DE" style:language-complex="ar" style:country-complex="SA"/>
    </style:style>
    <style:style style:name="T271" style:parent-style-name="Absatz-Standardschriftart" style:family="text">
      <style:text-properties style:font-name-asian="Times New Roman" style:font-name-complex="Times New Roman"/>
    </style:style>
    <style:style style:name="P272" style:parent-style-name="Standard" style:family="paragraph">
      <style:text-properties style:font-name-asian="Times New Roman" style:font-name-complex="Times New Roman"/>
    </style:style>
    <style:style style:name="P273" style:parent-style-name="Standard" style:family="paragraph">
      <style:text-properties style:font-name-asian="Times New Roman" style:font-name-complex="Times New Roman"/>
    </style:style>
    <style:style style:name="P274" style:parent-style-name="Standard" style:family="paragraph">
      <style:text-properties style:font-name-asian="Times New Roman" style:font-name-complex="Times New Roman"/>
    </style:style>
    <style:style style:name="P275" style:parent-style-name="Standard" style:family="paragraph">
      <style:text-properties style:font-name-asian="Times New Roman" style:font-name-complex="Times New Roman"/>
    </style:style>
    <style:style style:name="T276" style:parent-style-name="Absatz-Standardschriftart" style:family="text">
      <style:text-properties style:font-name-asian="Times New Roman" style:font-name-complex="Times New Roman" style:text-underline-type="single" style:text-underline-style="solid" style:text-underline-width="auto" style:text-underline-mode="continuous"/>
    </style:style>
    <style:style style:name="T277" style:parent-style-name="Absatz-Standardschriftart" style:family="text">
      <style:text-properties style:font-name-asian="Times New Roman" style:font-name-complex="Times New Roman"/>
    </style:style>
    <style:style style:name="P278" style:parent-style-name="Standard" style:family="paragraph">
      <style:text-properties style:font-name-asian="Times New Roman" style:font-name-complex="Times New Roman"/>
    </style:style>
    <style:style style:name="P279" style:parent-style-name="Standard" style:family="paragraph">
      <style:text-properties style:font-name-asian="Times New Roman" style:font-name-complex="Times New Roman"/>
    </style:style>
    <style:style style:name="T280" style:parent-style-name="Absatz-Standardschriftart" style:family="text">
      <style:text-properties style:font-name-asian="Times New Roman" style:font-name-complex="Times New Roman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foreground" draw:fill="none" draw:stroke="solid" svg:stroke-width="0.01389in" svg:stroke-color="#000000" draw:marker-start="a11" draw:marker-end="a12" svg:stroke-opacity="100%" style:horizontal-rel="paragraph" style:vertical-rel="paragraph" style:horizontal-pos="from-left" style:vertical-pos="from-top"/>
    </style:style>
    <style:style style:family="graphic" style:name="a14">
      <style:graphic-properties style:vertical-pos="middle"/>
    </style:style>
    <style:style style:family="graphic" style:name="a1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80808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ie Bundesrepublik – ein Rechtsstaat!</text:p>
      <text:p text:style-name="Standard"/>
      <text:h text:style-name="Überschrift1" text:outline-level="1">1. Rechtsprinzipien</text:h>
      <text:p text:style-name="Standard"><text:span text:style-name="T2">→<text:s/></text:span><text:span text:style-name="T3">Gleichheit vor dem Gesetz</text:span></text:p>
      <text:p text:style-name="Standard"><text:tab/>= alle Menschen sind vor dem Gesetz gleich.</text:p>
      <text:p text:style-name="Standard"><text:tab/><text:tab/>unabhängig von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sozialem Stand</text:p>
                        </text:list-item>
                        <text:list-item>
                          <text:p text:style-name="P5">Geschlecht</text:p>
                        </text:list-item>
                        <text:list-item>
                          <text:p text:style-name="P6">Rasse</text:p>
                        </text:list-item>
                        <text:list-item>
                          <text:p text:style-name="P7">Religion</text:p>
                        </text:list-item>
                        <text:list-item>
                          <text:p text:style-name="P8">Vermögen / Besitz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pan text:style-name="T9">→<text:s/></text:span><text:span text:style-name="T10">Öffentlichkeit der Rechtsprechung</text:span></text:p>
      <text:p text:style-name="P11">=<text:s/>Das Ergebnis der Rechtsprechung<text:s/>ist in jedem Fall oft… (Medien!)</text:p>
      <text:p text:style-name="P12">Gerechtigkeit (individuelles Empfinden -&gt; individueller Rechtsfall)<text:s/></text:p>
      <text:p text:style-name="P13">= ältestes Prinzip, „Gericht der<text:s/>Freuen<text:s/>Männer“</text:p>
      <text:p text:style-name="Standard"><text:tab/>heute: Geschworenengericht, in Deutsch: Schöffengericht (ehrenamtliche Richter)</text:p>
      <text:p text:style-name="P14">-&gt;<text:s/>bis heute ist die Öffentlichkeit an der Rechtsprechung beteiligt</text:p>
      <text:p text:style-name="P15">-&gt;<text:s/><text:s/>Medien informieren (/ wachen) über die Ergebnisse der Rechtsprechung</text:p>
      <text:p text:style-name="Standard"/>
      <text:p text:style-name="P16"/>
      <text:p text:style-name="P17">→ Nachvollziehbarkeit gerichtlicher Entscheidungen</text:p>
      <text:p text:style-name="Standard"><text:tab/>→ wichtig für das Rechtsempfinden der Bürger</text:p>
      <text:p text:style-name="Standard"><text:tab/><text:tab/><text:span text:style-name="T18">└&gt;</text:span><text:span text:style-name="T19"><text:s/>d</text:span>araus entwickelt sich Rechtsbewusstsein</text:p>
      <text:p text:style-name="Standard"/>
      <text:list text:style-name="LFO14" text:continue-numbering="true">
        <text:list-item>
          <text:p text:style-name="P20">Gerichtliche Entscheidungen wirken auf das Rechtsempfinden vom Menschen -&gt; Rechtsbewusstsein</text:p>
        </text:list-item>
      </text:list>
      <text:p text:style-name="Textbody"/>
      <text:p text:style-name="Textbody"/>
      <text:p text:style-name="P21">Gesetze</text:p>
      <text:p text:style-name="Textbody">Gesetz = Normen, die das Zusammenleben der Menschen in einer Gesellschaft regeln</text:p>
      <text:p text:style-name="P22"/>
      <text:p text:style-name="Textbody">Naturgesetze:</text:p>
      <text:list text:style-name="LFO15" text:continue-numbering="true">
        <text:list-item>
          <text:p text:style-name="P23">Existieren und wirken außerhalb vom menschlichen Bewusstsein</text:p>
        </text:list-item>
      </text:list>
      <text:p text:style-name="Textbody"/>
      <text:p text:style-name="Textbody"/>
      <text:p text:style-name="Textbody"/>
      <text:p text:style-name="Textbody"/>
      <text:p text:style-name="Textbody">Gesellschaftlichen Gesetze:</text:p>
      <text:list text:style-name="LFO15" text:continue-numbering="true">
        <text:list-item>
          <text:p text:style-name="P24">Sind Menschenwerke und<text:s/>spiegeln den jeweiligen Entwicklungsstand wieder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Überschrift1" text:outline-level="1"/>
      <text:p text:style-name="Textbody"/>
      <text:p text:style-name="Textbody"/>
      <text:p text:style-name="Textbody"/>
      <text:p text:style-name="Textbody"/>
      <text:h text:style-name="Überschrift1" text:outline-level="1">2. Rechtstypen</text:h>
      <text:p text:style-name="P25"><text:span text:style-name="T26">Keine Entscheidungen ohne Gesetzt</text:span><text:span text:style-name="T27"><text:tab/></text:span></text:p>
      <text:p text:style-name="Textbody"/>
      <text:p text:style-name="Standard">wir unterscheiden<text:s/><text:span text:style-name="T28">2 Rechtstypen</text:span></text:p>
      <text:p text:style-name="Standard"><text:span text:style-name="T29"><draw:connector draw:type="line" svg:x1="1.55692in" svg:y1="0.02835in" svg:x2="0.59094in" svg:y2="0.58737in" draw:z-index="251658240" draw:id="id0" draw:style-name="a0" draw:name="Gerader Verbinder 1" text:anchor-type="paragraph"><svg:title/><svg:desc/></draw:connector></text:span><text:span text:style-name="T30"><draw:connector draw:type="line" svg:x1="1.90709in" svg:y1="0.02835in" svg:x2="3.93417in" svg:y2="0.57696in" draw:z-index="251659264" draw:id="id1" draw:style-name="a1" draw:name="Gerader Verbinder 2" text:anchor-type="paragraph"><svg:title/><svg:desc/></draw:connector></text:span></text:p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Öffentliches Recht</text:p>
          </table:table-cell>
          <table:table-cell table:style-name="TableCell40">
            <text:p text:style-name="P41"/>
          </table:table-cell>
          <table:table-cell table:style-name="TableCell42">
            <text:p text:style-name="P43">Privatrecht</text:p>
          </table:table-cell>
        </table:table-row>
        <table:table-row table:style-name="TableRow44">
          <table:table-cell table:style-name="TableCell45">
            <text:p text:style-name="TableContents">= Recht des Staates</text:p>
            <text:p text:style-name="TableContents">→ Durchsetzung des<text:s/><text:span text:style-name="T46">Allgemeinwohls</text:span><text:s/>(Des öffentlichen Interesses)</text:p>
            <text:p text:style-name="TableContents"/>
            <text:p text:style-name="TableContents">- der Bürger ist dem Staat</text:p>
            <text:p text:style-name="TableContents">untergeordnet</text:p>
            <text:p text:style-name="TableContents"/>
            <text:p text:style-name="TableContents">Regelt die Rechtsbeziehung zwischen Bürger und Staat</text:p>
            <text:p text:style-name="TableContents"/>
            <text:p text:style-name="TableContents"/>
            <text:p text:style-name="TableContents">automatisch durch Gesetze, Verordnungen, Satzungen …</text:p>
            <text:p text:style-name="TableContents"/>
            <text:p text:style-name="TableContents"/>
            <text:p text:style-name="TableContents"/>
            <text:p text:style-name="TableContents"/>
            <text:p text:style-name="TableContents">- Strafrecht</text:p>
            <text:p text:style-name="TableContents">- Sozialrecht</text:p>
            <text:p text:style-name="TableContents">- Steuerrecht</text:p>
            <text:p text:style-name="TableContents">- Grundrecht</text:p>
          </table:table-cell>
          <table:table-cell table:style-name="TableCell47">
            <text:p text:style-name="P48">← Was? →</text:p>
            <text:p text:style-name="P49"/>
            <text:p text:style-name="P50"/>
            <text:p text:style-name="P51"/>
            <text:p text:style-name="P52">←<text:s/>Rang →</text:p>
            <text:p text:style-name="P53"/>
            <text:p text:style-name="P54"/>
            <text:p text:style-name="P55">← Was → wird geregelt</text:p>
            <text:p text:style-name="P56"/>
            <text:p text:style-name="P57">← Wie → kommt eine Rechtsbez. zustande</text:p>
            <text:p text:style-name="P58"/>
            <text:p text:style-name="P59">← Bsp. →</text:p>
          </table:table-cell>
          <table:table-cell table:style-name="TableCell60">
            <text:p text:style-name="TableContents">= Recht der Privaten Personen</text:p>
            <text:p text:style-name="TableContents">→ Durchsetzung der privaten Interessen</text:p>
            <text:p text:style-name="TableContents"/>
            <text:p text:style-name="TableContents"/>
            <text:p text:style-name="TableContents">- absolute<text:s/><text:span text:style-name="T61">Gleich</text:span>ordnung</text:p>
            <text:p text:style-name="TableContents"/>
            <text:p text:style-name="TableContents"/>
            <text:p text:style-name="TableContents">regelt die Rechtsbeziehung der Bürger untereinander</text:p>
            <text:p text:style-name="TableContents"/>
            <text:p text:style-name="TableContents"/>
            <text:p text:style-name="TableContents">freiwillig durch<text:s/><text:span text:style-name="T62">Willenserklärung</text:span></text:p>
            <text:p text:style-name="P63"/>
            <text:p text:style-name="P64"/>
            <text:p text:style-name="P65"/>
            <text:p text:style-name="P66"/>
            <text:p text:style-name="P67"/>
            <text:p text:style-name="TableContents">- Sachenrecht</text:p>
            <text:p text:style-name="TableContents">- Vertragsrecht</text:p>
            <text:p text:style-name="TableContents">- Familienrecht</text:p>
            <text:p text:style-name="TableContents">- Erbrecht <text:s text:c="22"/>(BGB)</text:p>
          </table:table-cell>
        </table:table-row>
      </table:table>
      <text:p text:style-name="Standard"><text:span text:style-name="T68"><draw:custom-shape svg:width="0.40694in" svg:height="6.66111in" draw:z-index="2" draw:id="id2" draw:style-name="a2" draw:transform="translate(-0.20347in -3.33056in) rotate(-1.5708) translate(-3.35578in 0.76311in)" draw:name="Freihandform 3" text:anchor-type="paragraph"><svg:title/><svg:desc/><text:p text:style-name="Standard"/><draw:enhanced-geometry draw:type="non-primitive" svg:viewBox="0 0 21600 21600" draw:enhanced-path="M ?f9 ?f8 C ?f11 ?f8 ?f12 ?f15 ?f12 ?f13 L ?f12 ?f25 C ?f12 ?f26 ?f10 ?f14 ?f8 ?f14 ?f10 ?f14 ?f12 ?f27 ?f12 ?f28 L ?f12 ?f16 C ?f12 ?f29 ?f11 ?f9 ?f9 ?f9 N" draw:text-areas="?f40 ?f30 ?f35 ?f31" draw:glue-points="?f35 ?f36 ?f37 ?f38 ?f35 ?f39" draw:glue-point-leaving-directions="-0, -0, -0" draw:modifiers="1800 108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13 / 2"/><draw:equation draw:name="f16" draw:formula="21600 - ?f13"/><draw:equation draw:name="f17" draw:formula="?f13 * 10000"/><draw:equation draw:name="f18" draw:formula="10800 * ?f6"/><draw:equation draw:name="f19" draw:formula="13800 * ?f6"/><draw:equation draw:name="f20" draw:formula="21600 * ?f6"/><draw:equation draw:name="f21" draw:formula="0 * ?f7"/><draw:equation draw:name="f22" draw:formula="0 * ?f6"/><draw:equation draw:name="f23" draw:formula="10800 * ?f7"/><draw:equation draw:name="f24" draw:formula="21600 * ?f7"/><draw:equation draw:name="f25" draw:formula="?f14 - ?f13"/><draw:equation draw:name="f26" draw:formula="?f14 - ?f15"/><draw:equation draw:name="f27" draw:formula="?f14 + ?f15"/><draw:equation draw:name="f28" draw:formula="?f14 + ?f13"/><draw:equation draw:name="f29" draw:formula="21600 - ?f15"/><draw:equation draw:name="f30" draw:formula="?f17 / 31953"/><draw:equation draw:name="f31" draw:formula="21600 - ?f30"/><draw:equation draw:name="f32" draw:formula="$0 / ?f7"/><draw:equation draw:name="f33" draw:formula="$1 / ?f7"/><draw:equation draw:name="f34" draw:formula="?f18 / ?f6"/><draw:equation draw:name="f35" draw:formula="?f20 / ?f6"/><draw:equation draw:name="f36" draw:formula="?f21 / ?f7"/><draw:equation draw:name="f37" draw:formula="?f22 / ?f6"/><draw:equation draw:name="f38" draw:formula="?f23 / ?f7"/><draw:equation draw:name="f39" draw:formula="?f24 / ?f7"/><draw:equation draw:name="f40" draw:formula="?f19 / ?f6"/><draw:handle draw:handle-position="?f34 $0" draw:handle-range-y-minimum="0" draw:handle-range-y-maximum="5400"/><draw:handle draw:handle-position="0 $1" draw:handle-range-y-minimum="0" draw:handle-range-y-maximum="21600"/></draw:enhanced-geometry></draw:custom-shape></text:span></text:p>
      <text:p text:style-name="Standard"/>
      <text:p text:style-name="Standard"/>
      <text:p text:style-name="P69">Arbeitsrecht</text:p>
      <text:p text:style-name="P70">enthält Elemente beider Rechtstypen</text:p>
      <text:p text:style-name="P71"><text:span text:style-name="T72"><draw:connector draw:type="line" svg:x1="2.83528in" svg:y1="0.01339in" svg:x2="1.91653in" svg:y2="0.35366in" draw:z-index="3" draw:id="id3" draw:style-name="a3" draw:name="Gerader Verbinder 4" text:anchor-type="paragraph"><svg:title/><svg:desc/></draw:connector></text:span><text:span text:style-name="T73"><draw:connector draw:type="line" svg:x1="3.95275in" svg:y1="0.01339in" svg:x2="5.07984in" svg:y2="0.33491in" draw:z-index="4" draw:id="id4" draw:style-name="a4" draw:name="Gerader Verbinder 5" text:anchor-type="paragraph"><svg:title/><svg:desc/></draw:connector></text:span></text:p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- BurlG</text:p>
            <text:p text:style-name="P81">- AZO</text:p>
            <text:p text:style-name="P82">- Tarifrecht</text:p>
            <text:p text:style-name="P83">- MuSchG</text:p>
            <text:p text:style-name="P84">- JarbSchG</text:p>
            <text:p text:style-name="P85">- Arbeitsschutzbestimmungen</text:p>
          </table:table-cell>
          <table:table-cell table:style-name="TableCell86">
            <text:p text:style-name="P87">- Was?</text:p>
            <text:p text:style-name="P88">- Wann? Wie lang?</text:p>
            <text:p text:style-name="P89">- Wo?</text:p>
            <text:p text:style-name="P90">- Mit wem?</text:p>
            <text:p text:style-name="P91"/>
            <text:p text:style-name="P92">persönliche Entscheidungsfreiheit,</text:p>
            <text:p text:style-name="P93">gebunden an</text:p>
            <text:p text:style-name="P94">/ <text:s text:c="17"/>\</text:p>
            <text:p text:style-name="P95"><text:span text:style-name="T96">objektive</text:span><text:s/>– Bed. -<text:s/><text:span text:style-name="T97">Subjektive</text:span></text:p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Arbeitsmarkt-</text:p>
                  <text:p text:style-name="P104">situation, konjunkturelle Entwicklung</text:p>
                </table:table-cell>
                <table:table-cell table:style-name="TableCell105">
                  <text:p text:style-name="P106">- Bildungsniveau</text:p>
                  <text:p text:style-name="P107">- soziale Aspekte</text:p>
                  <text:p text:style-name="P108">- pers. Interesse</text:p>
                  <text:p text:style-name="P109">- Leistungswille</text:p>
                  <text:p text:style-name="P110">- Disziplins</text:p>
                </table:table-cell>
              </table:table-row>
            </table:table>
            <text:p text:style-name="P111"/>
          </table:table-cell>
        </table:table-row>
      </table:table>
      <text:p text:style-name="P112"/>
      <text:h text:style-name="Überschrift1" text:outline-level="1">3. Arten von Gesetzesverletzungen ( - verstößen)</text:h>
      <text:p text:style-name="P113"/>
      <text:p text:style-name="P114">wir unterscheiden</text:p>
      <text:p text:style-name="Standard"><text:span text:style-name="T115"><draw:connector draw:type="line" svg:x1="2.88265in" svg:y1="0.05197in" svg:x2="1.58543in" svg:y2="0.39225in" draw:z-index="5" draw:id="id5" draw:style-name="a5" draw:name="Gerader Verbinder 6" text:anchor-type="paragraph"><svg:title/><svg:desc/></draw:connector></text:span><text:span text:style-name="T116"><draw:connector draw:type="line" svg:x1="3.74449in" svg:y1="0.05197in" svg:x2="5.10768in" svg:y2="0.38252in" draw:z-index="6" draw:id="id6" draw:style-name="a6" draw:name="Gerader Verbinder 7" text:anchor-type="paragraph"><svg:title/><svg:desc/></draw:connector></text:span></text:p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Ordnungswidrigkeit</text:p>
            <text:p text:style-name="P124">→ wird nach OWiG<text:s/><text:span text:style-name="T125">geahndet</text:span></text:p>
            <text:p text:style-name="P126">→ wird mit Verwarnungen, Verwarngeld und Bußgeld<text:s/><text:span text:style-name="T127">geahndet</text:span></text:p>
            <text:p text:style-name="P128">→ Wird nich ins BZR/EZR eingetragen</text:p>
            <text:p text:style-name="P129">- ab 40 €, bei VOWI's<text:s/>werden diese ins VZR eingetragen</text:p>
          </table:table-cell>
          <table:table-cell table:style-name="TableCell130">
            <text:p text:style-name="P131">Straftat (Vergehen, Verbrechen)</text:p>
            <text:p text:style-name="P132">→ Wird nach StGB<text:s/><text:span text:style-name="T133">bestraft</text:span></text:p>
            <text:p text:style-name="P134">→ wird mit Geldstrafe und/oder Freiheitsentzug<text:s/><text:span text:style-name="T135">bestraft</text:span></text:p>
            <text:p text:style-name="P136">→ werden grundsätzlich ns BZR/EZR eingetragen</text:p>
            <text:p text:style-name="P137">- von 3 Monaten bis lebenslang ( =lebenslänglich) = 25 Jahre</text:p>
            <text:p text:style-name="P138">1.<text:s/>lebenslang (normal)</text:p>
            <text:p text:style-name="P139">→ nach 15 Jahren wieder Frei</text:p>
            <text:p text:style-name="P140">2. lebenslang + „besondere Schwere der Schuld“<text:line-break/>→ 25 Jahre</text:p>
            <text:p text:style-name="P141">3. lebenslang + „bes. Schw. d. S.“ + anschließend Sicherheitsverwahrung</text:p>
          </table:table-cell>
        </table:table-row>
      </table:table>
      <text:p text:style-name="P142"/>
      <text:h text:style-name="Überschrift1" text:outline-level="1">4. Jugendstrafrecht – eine Besonderheit unseres Rechtssystems</text:h>
      <text:p text:style-name="Standard"/>
      <text:p text:style-name="Standard">a)<text:s/><text:span text:style-name="T143">Geltungs</text:span><text:span text:style-name="T144">bereich:</text:span></text:p>
      <text:p text:style-name="Standard">→ bis zum 14. Lebensjahr:<text:s/><text:span text:style-name="T145">nicht</text:span><text:s/>Strafmündig</text:p>
      <text:p text:style-name="Standard"><text:span text:style-name="T146"><draw:custom-shape svg:width="0.17083in" svg:height="1.77778in" draw:z-index="7" draw:id="id7" draw:style-name="a7" draw:transform="translate(-0.08542in -0.88889in) rotate(-1.5708) translate(-0.31489in 0.44735in)" draw:name="Freihandform 8" text:anchor-type="paragraph"><svg:title/><svg:desc/><text:p text:style-name="Standard"/><draw:enhanced-geometry draw:type="non-primitive" svg:viewBox="0 0 21600 21600" draw:enhanced-path="M ?f9 ?f8 C ?f11 ?f8 ?f12 ?f15 ?f12 ?f13 L ?f12 ?f25 C ?f12 ?f26 ?f10 ?f14 ?f8 ?f14 ?f10 ?f14 ?f12 ?f27 ?f12 ?f28 L ?f12 ?f16 C ?f12 ?f29 ?f11 ?f9 ?f9 ?f9 N" draw:text-areas="?f40 ?f30 ?f35 ?f31" draw:glue-points="?f35 ?f36 ?f37 ?f38 ?f35 ?f39" draw:glue-point-leaving-directions="-0, -0, -0" draw:modifiers="1800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13 / 2"/><draw:equation draw:name="f16" draw:formula="21600 - ?f13"/><draw:equation draw:name="f17" draw:formula="?f13 * 10000"/><draw:equation draw:name="f18" draw:formula="10800 * ?f6"/><draw:equation draw:name="f19" draw:formula="13800 * ?f6"/><draw:equation draw:name="f20" draw:formula="21600 * ?f6"/><draw:equation draw:name="f21" draw:formula="0 * ?f7"/><draw:equation draw:name="f22" draw:formula="0 * ?f6"/><draw:equation draw:name="f23" draw:formula="10800 * ?f7"/><draw:equation draw:name="f24" draw:formula="21600 * ?f7"/><draw:equation draw:name="f25" draw:formula="?f14 - ?f13"/><draw:equation draw:name="f26" draw:formula="?f14 - ?f15"/><draw:equation draw:name="f27" draw:formula="?f14 + ?f15"/><draw:equation draw:name="f28" draw:formula="?f14 + ?f13"/><draw:equation draw:name="f29" draw:formula="21600 - ?f15"/><draw:equation draw:name="f30" draw:formula="?f17 / 31953"/><draw:equation draw:name="f31" draw:formula="21600 - ?f30"/><draw:equation draw:name="f32" draw:formula="$0 / ?f7"/><draw:equation draw:name="f33" draw:formula="$1 / ?f7"/><draw:equation draw:name="f34" draw:formula="?f18 / ?f6"/><draw:equation draw:name="f35" draw:formula="?f20 / ?f6"/><draw:equation draw:name="f36" draw:formula="?f21 / ?f7"/><draw:equation draw:name="f37" draw:formula="?f22 / ?f6"/><draw:equation draw:name="f38" draw:formula="?f23 / ?f7"/><draw:equation draw:name="f39" draw:formula="?f24 / ?f7"/><draw:equation draw:name="f40" draw:formula="?f19 / ?f6"/><draw:handle draw:handle-position="?f34 $0" draw:handle-range-y-minimum="0" draw:handle-range-y-maximum="5400"/><draw:handle draw:handle-position="0 $1" draw:handle-range-y-minimum="0" draw:handle-range-y-maximum="21600"/></draw:enhanced-geometry></draw:custom-shape></text:span>→ vom 14. bis zum 18. Lebensjahr: beschränkt strafmündig</text:p>
      <text:p text:style-name="Standard"/>
      <text:p text:style-name="Standard"><text:tab/><text:tab/>→ es wird JuStrRe angewandt,</text:p>
      <text:p text:style-name="Standard"><text:tab/>d.h. die Rechtsfolgen fallen anders als im StGB aus</text:p>
      <text:p text:style-name="Standard"/>
      <text:p text:style-name="P147">Ausnahme:</text:p>
      <text:p text:style-name="P148"/>
      <text:h text:style-name="Überschrift1" text:outline-level="1">Straßenverkehrsrecht</text:h>
      <text:list text:style-name="LFO2" text:continue-numbering="true">
        <text:list-item>
          <text:p text:style-name="P149">Fahrerlaubnis (FE) und<text:s/>Führerschein (FS)</text:p>
        </text:list-item>
      </text:list>
      <text:p text:style-name="Textbody">FeV: Wer ein<text:s/><text:span text:style-name="T150">Kraftfahrzeug</text:span><text:s/>im<text:s/><text:span text:style-name="T151">öffentlichen</text:span><text:s/>Straßenverkehr führen will, muss eine gültige<text:s/><text:span text:style-name="T152">Fahrerlaubnis</text:span><text:s/>und einen<text:s/><text:span text:style-name="T153">Führerschein</text:span><text:s/>besitzen.</text:p>
      <text:p text:style-name="Textbody"/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FE</text:span><text:s text:c="2"/>→ wenn, dann → <text:s text:c="3"/></text:p>
            <text:p text:style-name="P161">=<text:s/><text:span text:style-name="T162">staatliche</text:span><text:s/>Erlaubnis zum Führen eines<text:s/><text:span text:style-name="T163">Kraftfahrzeugs</text:span><text:s/>im<text:s/><text:span text:style-name="T164">öffentlichen</text:span><text:s/>Straßenverkehr</text:p>
            <text:p text:style-name="P165">→ die FE wird auf Antrag<text:s/><text:span text:style-name="T166">vom KBA erteilt</text:span>, wenn<text:s/><text:span text:style-name="T167">keine</text:span><text:s/><text:span text:style-name="T168">gesundheitlichen</text:span><text:s/>oder<text:s/><text:span text:style-name="T169">strafrechtliche Gründe</text:span><text:s/>dem entgegen stehen</text:p>
            <text:p text:style-name="P170">→ FE – Entzug nur durch ein Gericht V – Straftaten von 6 Monaten bis Lebenslang</text:p>
            <text:p text:style-name="P171">→ FE – Entzug bedeutet automatisch FS – Entzug</text:p>
            <text:p text:style-name="P172"><text:s/>es gibt 2 Ausnahmen: <text:s text:c="37"/></text:p>
            <text:p text:style-name="P173">1. bei Nichtbewährung während der Probezeit</text:p>
            <text:p text:style-name="P174">2. bei überschreiten des Punktekontos im VZR</text:p>
          </table:table-cell>
          <table:table-cell table:style-name="TableCell175">
            <text:p text:style-name="TableContents">→ <text:s text:c="32"/><text:span text:style-name="T176">FS</text:span></text:p>
            <text:p text:style-name="P177">=<text:s/><text:span text:style-name="T178">Dokument</text:span><text:s/>(Nachweis für FE), das den Inhaber berechtigt, ein<text:s/><text:span text:style-name="T179">Kfz</text:span><text:s/>einer bestimmten Klasse im<text:s/><text:span text:style-name="T180">öffentlichen</text:span><text:s/>Straßenverkehr zu führen</text:p>
            <text:p text:style-name="P181">→ FS <text:s/>- Entzug durch Behörden (Polizei) für max. 6 Monate<text:s/>wegen V-OWI's</text:p>
            <text:p text:style-name="P182">→ die FE bleibt dabei unberührt</text:p>
          </table:table-cell>
        </table:table-row>
      </table:table>
      <text:p text:style-name="Textbody"/>
      <text:list text:style-name="LFO3" text:continue-numbering="true">
        <text:list-item>
          <text:p text:style-name="P183">Die Probezeit</text:p>
        </text:list-item>
      </text:list>
      <text:p text:style-name="Standard">→ die FE wird -unabhängig vom Alter- bei Erstbeantragung auf Probe erteilt</text:p>
      <text:p text:style-name="Standard">→ Die Probezeit beträgt 2 Jahre</text:p>
      <text:p text:style-name="Standard">→ bewährt sich der Fahranfänger in der Probezeit, gilt die FE als unbefristet erteilt</text:p>
      <text:p text:style-name="Standard"/>
      <text:p text:style-name="Standard">Was geschieht, wenn sich der Fahranfänger nicht bewährt?</text:p>
      <text:p text:style-name="Standard"/>
      <text:list text:style-name="LFO4" text:continue-numbering="true">
        <text:list-item>
          <text:list>
            <text:list-item>
              <text:list>
                <text:list-item>
                  <text:p text:style-name="P184">begeht der Fahranfänger einen A- oder zwei B- Verstöße*,</text:p>
                </text:list-item>
              </text:list>
            </text:list-item>
          </text:list>
        </text:list-item>
      </text:list>
      <text:p text:style-name="Standard">- verlängert sich die PZ um 2 Jahre,</text:p>
      <text:p text:style-name="Standard">- die Behörde ordnet ein Aufbauseminar** an</text:p>
      <text:list text:style-name="LFO4" text:continue-numbering="true">
        <text:list-item>
          <text:list>
            <text:list-item>
              <text:list>
                <text:list-item>
                  <text:p text:style-name="P185">begeht der Fahranfänger danach erneut einen ….. (s. 1) erteilt die Behörde eine Verwarnung und empfiehlt die Teilname an einem Verkehrsphysiologischen Beratung</text:p>
                </text:list-item>
                <text:list-item>
                  <text:p text:style-name="P186">kommt es trotz dessen noch einmal ….. (s. 1)</text:p>
                </text:list-item>
              </text:list>
            </text:list-item>
          </text:list>
        </text:list-item>
      </text:list>
      <text:p text:style-name="Standard">→ FE wird entzogen</text:p>
      <text:p text:style-name="Standard">→ kann frühestens nach 6 Monaten neu beantragt werden</text:p>
      <text:p text:style-name="Standard">→ alles beginnt von vorn</text:p>
      <text:p text:style-name="Standard"/>
      <text:p text:style-name="Standard">* A –<text:s/>Verstöße</text:p>
      <text:p text:style-name="Standard"/>
      <text:list text:style-name="LFO5" text:continue-numbering="true">
        <text:list-item>
          <text:p text:style-name="P187">alle Verkehrsstraßen</text:p>
        </text:list-item>
        <text:list-item>
          <text:p text:style-name="P188">schwere Verkehrsverstöße u.a. Vorfahrtsfehler</text:p>
        </text:list-item>
      </text:list>
      <text:p text:style-name="Standard">B – Verstöße</text:p>
      <text:p text:style-name="Standard"/>
      <text:list text:style-name="LFO6" text:continue-numbering="true">
        <text:list-item>
          <text:p text:style-name="P189">leichtere Verstöße</text:p>
        </text:list-item>
      </text:list>
      <text:p text:style-name="Standard"/>
      <text:list text:style-name="LFO7" text:continue-numbering="true">
        <text:list-item>
          <text:p text:style-name="P190">Das VZR (Verkehrszentralregister)</text:p>
        </text:list-item>
      </text:list>
      <text:p text:style-name="Standard"/>
      <text:list text:style-name="LFO8" text:continue-numbering="true">
        <text:list-item>
          <text:p text:style-name="P191">seit 1958</text:p>
        </text:list-item>
        <text:list-item>
          <text:p text:style-name="P192">beginnt mit Beantragung der Fahrerlaubnis</text:p>
        </text:list-item>
      </text:list>
      <text:p text:style-name="Standard"/>
      <text:p text:style-name="P193">Was wird eingetragen?</text:p>
      <text:list text:style-name="LFO9" text:continue-numbering="true">
        <text:list-item>
          <text:p text:style-name="P194">alle personenbezogenen<text:s/>verkehrsrelevanten Daten</text:p>
        </text:list-item>
        <text:list-item>
          <text:p text:style-name="P195">alle Verkehrsstraftaten und deren Rechtsfolgen sowie Verkehrsordnungswidrigkeiten, die mit mehr als 40 € geahndet werden</text:p>
        </text:list-item>
        <text:list-item>
          <text:p text:style-name="P196">Führung des Punktekontos</text:p>
        </text:list-item>
      </text:list>
      <text:list text:style-name="LFO10" text:continue-numbering="true">
        <text:list-item>
          <text:list>
            <text:list-item>
              <text:p text:style-name="P197">es gibt Punkte, die nach 2 Jahren gelöscht werden, für Verkehrsordnungswidrigkeiten (1 bis max. 4 Punkte)</text:p>
            </text:list-item>
            <text:list-item>
              <text:p text:style-name="P198">es gibt Punkte, die nach 5 Jahren gelöscht werden, für Verkehrsstraftaten, die mit Geldstrafe und/oder Freiheitsstrafe bis 6 Monate bestraft werden</text:p>
            </text:list-item>
            <text:list-item>
              <text:p text:style-name="P199">es gibt Punkte, die nach 10 Jahren gelöscht werden, für Verkehrsstraftaten, die mit Geldstrafe und/oder Freiheitsstrafe über 6 Monate bestraft werden</text:p>
            </text:list-item>
          </text:list>
        </text:list-item>
      </text:list>
      <text:p text:style-name="Standard"/>
      <text:list text:style-name="LFO11" text:continue-numbering="true">
        <text:list-item>
          <text:p text:style-name="P200">Verkehrsstraftaten</text:p>
        </text:list-item>
      </text:list>
      <text:p text:style-name="Standard"/>
      <text:p text:style-name="P201"><text:span text:style-name="T202"><draw:connector draw:type="line" svg:x1="2.72007in" svg:y1="0.18622in" svg:x2="1.84646in" svg:y2="0.54594in" draw:z-index="8" draw:id="id8" draw:style-name="a8" draw:name="Gerader Verbinder 9" text:anchor-type="paragraph"><svg:title/><svg:desc/></draw:connector></text:span>nach § 315 b + c StGB unterscheidet man</text:p>
      <text:p text:style-name="P203"><text:span text:style-name="T204"><draw:connector draw:type="line" svg:x1="3.97008in" svg:y1="0.00079in" svg:x2="4.70619in" svg:y2="0.33829in" draw:z-index="9" draw:id="id9" draw:style-name="a9" draw:name="Gerader Verbinder 10" text:anchor-type="paragraph"><svg:title/><svg:desc/></draw:connector></text:span></text:p>
      <text:p text:style-name="P205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gefährliche Eingriffe</text:p>
            <text:p text:style-name="P212">in den Straßenverkehr</text:p>
            <text:p text:style-name="P213"/>
            <text:p text:style-name="TableContents">- Bereiten von Hindernissen</text:p>
            <text:p text:style-name="TableContents">- Beschädigen oder Zerstören von KFZ</text:p>
            <text:p text:style-name="TableContents">-<text:s/>Beschädigen, Beseitigen oder Zerstören</text:p>
            <text:p text:style-name="TableContents">von Verkehrsleiteinrichtungen</text:p>
          </table:table-cell>
          <table:table-cell table:style-name="TableCell214">
            <text:p text:style-name="P215">Gefährdung des</text:p>
            <text:p text:style-name="P216">Straßenverkehrs</text:p>
            <text:p text:style-name="P217">= „sieben Todsünden“ des Kraftfahrers</text:p>
            <text:p text:style-name="TableContents">- das Rechtsfahrgebot nicht einhalten</text:p>
            <text:p text:style-name="TableContents">- riskantes, falsches Überholen</text:p>
            <text:p text:style-name="TableContents">- zu schnelles Fahren und Nichteinhalten des <text:s text:c="2"/><text:s text:c="14"/>Sicherheitsabstand</text:p>
            <text:p text:style-name="TableContents">- nicht ausreichendes kennzeichnen liegengebliebener Fahrzeuge</text:p>
            <text:p text:style-name="TableContents">- falsches Fahren an Fußgängerschutzwegen</text:p>
            <text:p text:style-name="TableContents">- falsches Fahren an Bahnübergängen</text:p>
            <text:p text:style-name="TableContents">- entgegen der Fahrtrichtung fahren und Wenden auf Autobahnen und Bundesstraßen</text:p>
          </table:table-cell>
        </table:table-row>
      </table:table>
      <text:p text:style-name="P218"><text:span text:style-name="T219"><draw:custom-shape svg:width="0.43542in" svg:height="5.27431in" draw:z-index="10" draw:id="id10" draw:style-name="a10" draw:transform="translate(-0.21771in -2.63715in) rotate(-1.5708) translate(-1.58275in 0.74336in)" draw:name="Freihandform 11" text:anchor-type="paragraph"><svg:title/><svg:desc/><text:p text:style-name="Standard"/><draw:enhanced-geometry draw:type="non-primitive" svg:viewBox="0 0 21600 21600" draw:enhanced-path="M ?f9 ?f8 C ?f11 ?f8 ?f12 ?f15 ?f12 ?f13 L ?f12 ?f25 C ?f12 ?f26 ?f10 ?f14 ?f8 ?f14 ?f10 ?f14 ?f12 ?f27 ?f12 ?f28 L ?f12 ?f16 C ?f12 ?f29 ?f11 ?f9 ?f9 ?f9 N" draw:text-areas="?f40 ?f30 ?f35 ?f31" draw:glue-points="?f35 ?f36 ?f37 ?f38 ?f35 ?f39" draw:glue-point-leaving-directions="-0, -0, -0" draw:modifiers="1800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6200"/><draw:equation draw:name="f12" draw:formula="10800"/><draw:equation draw:name="f13" draw:formula="$0"/><draw:equation draw:name="f14" draw:formula="$1"/><draw:equation draw:name="f15" draw:formula="?f13 / 2"/><draw:equation draw:name="f16" draw:formula="21600 - ?f13"/><draw:equation draw:name="f17" draw:formula="?f13 * 10000"/><draw:equation draw:name="f18" draw:formula="10800 * ?f6"/><draw:equation draw:name="f19" draw:formula="13800 * ?f6"/><draw:equation draw:name="f20" draw:formula="21600 * ?f6"/><draw:equation draw:name="f21" draw:formula="0 * ?f7"/><draw:equation draw:name="f22" draw:formula="0 * ?f6"/><draw:equation draw:name="f23" draw:formula="10800 * ?f7"/><draw:equation draw:name="f24" draw:formula="21600 * ?f7"/><draw:equation draw:name="f25" draw:formula="?f14 - ?f13"/><draw:equation draw:name="f26" draw:formula="?f14 - ?f15"/><draw:equation draw:name="f27" draw:formula="?f14 + ?f15"/><draw:equation draw:name="f28" draw:formula="?f14 + ?f13"/><draw:equation draw:name="f29" draw:formula="21600 - ?f15"/><draw:equation draw:name="f30" draw:formula="?f17 / 31953"/><draw:equation draw:name="f31" draw:formula="21600 - ?f30"/><draw:equation draw:name="f32" draw:formula="$0 / ?f7"/><draw:equation draw:name="f33" draw:formula="$1 / ?f7"/><draw:equation draw:name="f34" draw:formula="?f18 / ?f6"/><draw:equation draw:name="f35" draw:formula="?f20 / ?f6"/><draw:equation draw:name="f36" draw:formula="?f21 / ?f7"/><draw:equation draw:name="f37" draw:formula="?f22 / ?f6"/><draw:equation draw:name="f38" draw:formula="?f23 / ?f7"/><draw:equation draw:name="f39" draw:formula="?f24 / ?f7"/><draw:equation draw:name="f40" draw:formula="?f19 / ?f6"/><draw:handle draw:handle-position="?f34 $0" draw:handle-range-y-minimum="0" draw:handle-range-y-maximum="5400"/><draw:handle draw:handle-position="0 $1" draw:handle-range-y-minimum="0" draw:handle-range-y-maximum="21600"/></draw:enhanced-geometry></draw:custom-shape></text:span></text:p>
      <text:p text:style-name="P220"/>
      <text:p text:style-name="P221"/>
      <text:p text:style-name="P222">… wenn dadurch Leib und Leben oder<text:s/><text:span text:style-name="T223">Sachen von bedeutendem Wert</text:span><text:s/>gefährdet werden</text:p>
      <text:p text:style-name="P224"/>
      <text:list text:style-name="LFO12" text:continue-numbering="true">
        <text:list-item>
          <text:p text:style-name="P225">Alkohol und Drogen im Straßenverkehr</text:p>
        </text:list-item>
      </text:list>
      <text:p text:style-name="P226"/>
      <text:p text:style-name="Standard">→ Alkohol verfälscht die Wahrnehmung der objektiven Realität</text:p>
      <text:p text:style-name="Standard"><text:tab/>→ im StrVerk: Farben, Entfernungen, Geschwindigkeit, Blickfeld,<text:s/>Reaktion</text:p>
      <text:p text:style-name="Standard"/>
      <text:p text:style-name="Standard">→<text:s/><text:tab/>geringe Mengen:<text:s/><text:tab/>euphorisierend, Wohlgefühl</text:p>
      <text:p text:style-name="Standard"><text:tab/>größere Mengen:<text:s/><text:tab/>Schläfrigkeit, Sprach- und Gleichgewichtsstörungen,<text:s/><text:tab/><text:tab/><text:tab/><text:tab/><text:tab/><text:tab/>Wahrnehmungsstörungen, Verhaltensänderungen</text:p>
      <text:p text:style-name="Standard"/>
      <text:p text:style-name="Standard">→<text:s/><text:tab/>Wahrnehmen ---&gt; Verarbeiten ---&gt; Reagieren</text:p>
      <text:p text:style-name="Standard"><text:tab/><text:s text:c="4"/>(Sehen)</text:p>
      <text:p text:style-name="Standard"><text:span text:style-name="T227"><draw:connector draw:type="line" svg:x1="0.51535in" svg:y1="0.18189in" svg:x2="3.50772in" svg:y2="0.18189in" draw:z-index="11" draw:id="id11" draw:style-name="a13" draw:name="Gerader Verbinder 12" text:anchor-type="paragraph"><svg:title/><svg:desc/></draw:connector></text:span><text:tab/><text:tab/><text:tab/>nüchtern:<text:s/>0.2 Sek.</text:p>
      <text:p text:style-name="Standard"><text:tab/><text:tab/><text:tab/>bei 0.8<text:s/><text:span text:style-name="T228">‰</text:span>: 1 Sek.</text:p>
      <text:p text:style-name="Standard"/>
      <text:p text:style-name="Standard">Kann ich meinen Alkoholpegel selbst bestimmen?</text:p>
      <text:p text:style-name="Standard">→<text:s/><text:span text:style-name="T229">Nein</text:span>, bestenfalls<text:s/><text:span text:style-name="T230">schätzen</text:span>!<text:s/><text:span text:style-name="T231">Nur</text:span><text:s/>Blutprobe!</text:p>
      <text:p text:style-name="Standard"/>
      <text:p text:style-name="Standard">aber es gibt eine<text:s/><text:span text:style-name="T232">Schätz</text:span>formel</text:p>
      <text:p text:style-name="Standard">Bak in<text:s/><text:span text:style-name="T233">‰ =<text:s/></text:span><draw:frame draw:style-name="a14" text:anchor-type="as-char" svg:x="0in" svg:y="0in" svg:width="2.86458in" svg:height="0.41667in" style:rel-width="scale" style:rel-height="scale"><draw:object xlink:href="Object 1/" xlink:type="simple" xlink:show="embed" xlink:actuate="onLoad"/></draw:frame><text:span text:style-name="T234">(bei Frauen 0.6)</text:span></text:p>
      <text:p text:style-name="P235"/>
      <text:p text:style-name="P236">Bsp.:</text:p>
      <text:p text:style-name="P237"/>
      <text:p text:style-name="P238">0.5l Bier = 500ml (=g)</text:p>
      <text:p text:style-name="Standard"><text:span text:style-name="T239">→ 5 Vol% reiner Alkohol =<text:s/></text:span><text:span text:style-name="T240">25g</text:span><text:span text:style-name="T241"><text:s/>(reiner Alkohol)</text:span></text:p>
      <text:p text:style-name="P242"/>
      <text:p text:style-name="P243"/>
      <text:p text:style-name="P244"/>
      <text:p text:style-name="P245"/>
      <text:p text:style-name="Standard"><text:span text:style-name="T246">gesetzliche Folgen:</text:span><text:span text:style-name="T247"><text:s/>(Bed. kein Unfall, keine Fahrauffälligkeiten)</text:span></text:p>
      <text:p text:style-name="P248"/>
      <text:list text:style-name="LFO13" text:continue-numbering="true">
        <text:list-item>
          <text:p text:style-name="P249"><text:span text:style-name="T250">bis 21. Lebensjahr →<text:s/></text:span><text:span text:style-name="T251">0.0 ‰</text:span></text:p>
        </text:list-item>
        <text:list-item>
          <text:p text:style-name="P252"><text:span text:style-name="T253">bis</text:span><text:span text:style-name="T254"><text:s/>0.5 ‰<text:s/></text:span><text:span text:style-name="T255">→ keine</text:span></text:p>
        </text:list-item>
        <text:list-item>
          <text:p text:style-name="P256">von 0.5 ‰ bis 1.1 ‰ = relativ fahruntauglich</text:p>
        </text:list-item>
      </text:list>
      <text:p text:style-name="P257">→ Verkehrsordnungswidrigkeit</text:p>
      <text:p text:style-name="P258">Folgen: <text:s/>beim<text:tab/>1. Mal: <text:s text:c="2"/>500 €, 4 Punkte, 1 Monat<text:s/>Fahrverbot</text:p>
      <text:p text:style-name="P259">2. Mal: 1000 €, 4 Punkte, 3 Monate Fahrverbot</text:p>
      <text:p text:style-name="P260">3. Mal: 1500 €, 4 Punkte, 6 Monate Fahrverbot</text:p>
      <text:p text:style-name="P261"/>
      <text:p text:style-name="Standard"><text:span text:style-name="T262">zum FE-Entzug:</text:span><text:span text:style-name="T263"><text:tab/>z.B. beim Ersttäter für 1 Jahr (1.3 ‰)</text:span></text:p>
      <text:p text:style-name="P264"><text:tab/><text:tab/><text:tab/>→ nach 1 Jahr: Neubeantragung → FE erteilt, FS ausgehändigt!</text:p>
      <text:p text:style-name="P265"/>
      <text:p text:style-name="P266"><text:tab/><text:tab/><text:tab/>z.B. im Wiederholungsfall<text:s/>(1.6 ‰)</text:p>
      <text:p text:style-name="P267"><text:tab/><text:tab/><text:tab/>→ 2 Jahre FE – Entzug, MPU</text:p>
      <text:p text:style-name="P268"/>
      <text:p text:style-name="Standard"><text:span text:style-name="T269"><draw:connector draw:type="line" svg:x1="3.52632in" svg:y1="0.19291in" svg:x2="3.34646in" svg:y2="0.58041in" draw:z-index="13" draw:id="id12" draw:style-name="a15" draw:name="Gerader Verbinder 13" text:anchor-type="paragraph"><svg:title/><svg:desc/></draw:connector></text:span><text:span text:style-name="T270"><draw:connector draw:type="line" svg:x1="3.93386in" svg:y1="0.17362in" svg:x2="4.55886in" svg:y2="0.57154in" draw:z-index="14" draw:id="id13" draw:style-name="a16" draw:name="Gerader Verbinder 14" text:anchor-type="paragraph"><svg:title/><svg:desc/></draw:connector></text:span><text:span text:style-name="T271">→ geahndet werden diese Straftaten durch einen Strafbefehl des Staatsanwaltes, wenn für die Straftat keine Freiheitsstrafe in Frage kommt</text:span></text:p>
      <text:p text:style-name="P272"/>
      <text:p text:style-name="P273"><text:tab/><text:tab/><text:tab/><text:tab/><text:tab/><text:tab/>akzeptiert<text:tab/><text:tab/>Widerspruch des Beschuldigten</text:p>
      <text:p text:style-name="P274"><text:tab/><text:tab/><text:tab/><text:tab/><text:tab/><text:tab/><text:tab/><text:tab/><text:tab/>→<text:s/>Verkehrsstrafprozess</text:p>
      <text:p text:style-name="P275"/>
      <text:p text:style-name="Standard"><text:span text:style-name="T276">bei Unfall:</text:span><text:span text:style-name="T277"><text:s/>mit Personen- und Sachschaden anderer Beteiligter</text:span></text:p>
      <text:p text:style-name="P278"><text:tab/>+ Verlust des Versichungsschutzes</text:p>
      <text:p text:style-name="P279"><text:tab/>- Vekehrsstrafprozess</text:p>
      <text:p text:style-name="Standard"><text:span text:style-name="T280"><text:tab/>- Wiedergutmachungsleistungen bis hin zu lebenslangen Zahlungen an Opf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Wingdings" style:font-name-asian="Droid Sans" style:font-name-complex="Lohit Hind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Times New Roman" style:font-name-asian="Droid Sans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" svg:viewBox="0 0 20 30" svg:d="m10 0-10 30h20z"/>
    <draw:marker draw:name="a12" svg:viewBox="0 0 20 30" svg:d="m10 0-10 30h20z"/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nrad Mallok</meta:initial-creator>
    <dc:creator>Dennis Diehm</dc:creator>
    <meta:creation-date>2012-09-21T10:00:00Z</meta:creation-date>
    <dc:date>2013-11-14T11:57:00Z</dc:date>
    <meta:template xlink:href="Normal" xlink:type="simple"/>
    <meta:editing-cycles>38</meta:editing-cycles>
    <meta:editing-duration>PT0S</meta:editing-duration>
    <meta:document-statistic meta:page-count="1" meta:paragraph-count="16" meta:word-count="1139" meta:character-count="8304" meta:row-count="59" meta:non-whitespace-character-count="718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g</mml:mi>
      <mml:mi>e</mml:mi>
      <mml:mi>t</mml:mi>
      <mml:mi>r</mml:mi>
      <mml:mi>u</mml:mi>
      <mml:mi>n</mml:mi>
      <mml:mi>k</mml:mi>
      <mml:mi>e</mml:mi>
      <mml:mi>n</mml:mi>
      <mml:mi>e</mml:mi>
      <mml:mi>M</mml:mi>
      <mml:mi>e</mml:mi>
      <mml:mi>n</mml:mi>
      <mml:mi>g</mml:mi>
      <mml:mi>e</mml:mi>
      <mml:mi>r</mml:mi>
      <mml:mi>e</mml:mi>
      <mml:mi>i</mml:mi>
      <mml:mi>n</mml:mi>
      <mml:mi>e</mml:mi>
      <mml:mi>r</mml:mi>
      <mml:mi>A</mml:mi>
      <mml:mi>l</mml:mi>
      <mml:mi>k</mml:mi>
      <mml:mi>o</mml:mi>
      <mml:mi>h</mml:mi>
      <mml:mi>o</mml:mi>
      <mml:mi>l</mml:mi>
      <mml:mi>g</mml:mi>
    </mml:mrow>
    <mml:mrow>
      <mml:mi>K</mml:mi>
      <mml:mi>ö</mml:mi>
      <mml:mi>r</mml:mi>
      <mml:mi>p</mml:mi>
      <mml:mi>e</mml:mi>
      <mml:mi>r</mml:mi>
      <mml:mi>m</mml:mi>
      <mml:mi>a</mml:mi>
      <mml:mi>s</mml:mi>
      <mml:mi>s</mml:mi>
      <mml:mi>e</mml:mi>
      <mml:mi>k</mml:mi>
      <mml:mi>g</mml:mi>
    </mml:mrow>
  </mml:mfrac>
  <mml:mo>⋅</mml:mo>
  <mml:mn>0.7</mml:mn>
</mml:math>
</file>